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F0000005D77C8794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, 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language="es" fo:country="ES" style:language-asian="zxx" style:country-asian="none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es" fo:country="ES" style:font-size-asian="10pt" style:font-name-complex="Arial"/>
    </style:style>
    <style:style style:name="P4" style:family="paragraph" style:parent-style-name="Text_20_body">
      <style:paragraph-properties fo:text-align="justify" style:justify-single-word="false"/>
      <style:text-properties style:font-name="Arial" fo:language="es" fo:country="ES" style:font-name-complex="Arial"/>
    </style:style>
    <style:style style:name="P5" style:family="paragraph" style:parent-style-name="Text_20_body">
      <style:paragraph-properties fo:text-align="start" style:justify-single-word="false"/>
      <style:text-properties style:font-name="Arial" fo:language="es" fo:country="ES" style:font-name-complex="Arial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2pt" fo:language="es" fo:country="ES" style:font-size-asian="12pt" style:font-name-complex="Arial" style:font-size-complex="12pt"/>
    </style:style>
    <style:style style:name="P7" style:family="paragraph" style:parent-style-name="Text_20_body">
      <style:text-properties style:font-name="Arial1" officeooo:paragraph-rsid="0007071e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2pt" fo:language="es" fo:country="ES" officeooo:paragraph-rsid="0007071e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2pt" fo:language="es" fo:country="ES" fo:font-weight="normal" officeooo:paragraph-rsid="0007071e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use-window-font-color="true" style:font-name="Arial1" fo:font-size="12pt" fo:language="es" fo:country="ES" officeooo:paragraph-rsid="0007071e" style:font-name-asian="Times New Roman" style:font-size-asian="12pt" style:language-asian="zxx" style:country-asian="none" style:font-name-complex="Arial" style:font-size-complex="12pt" style:language-complex="ar" style:country-complex="SA"/>
    </style:style>
    <style:style style:name="P11" style:family="paragraph" style:parent-style-name="Heading_20_3">
      <style:text-properties officeooo:paragraph-rsid="0007071e"/>
    </style:style>
    <style:style style:name="P12" style:family="paragraph" style:parent-style-name="Heading_20_3" style:list-style-name="WW8Num36">
      <style:paragraph-properties fo:margin-top="0.212cm" fo:margin-bottom="0.212cm" style:contextual-spacing="false" fo:break-before="page"/>
      <style:text-properties fo:font-size="12pt" officeooo:paragraph-rsid="0007071e" style:font-size-asian="12pt" style:font-size-complex="12pt"/>
    </style:style>
    <style:style style:name="P13" style:family="paragraph" style:parent-style-name="Heading_20_3" style:list-style-name="WW8Num36">
      <style:paragraph-properties fo:margin-top="0.212cm" fo:margin-bottom="0.212cm" style:contextual-spacing="false"/>
      <style:text-properties fo:font-size="12pt" style:font-size-asian="12pt" style:font-size-complex="12pt"/>
    </style:style>
    <style:style style:name="P14" style:family="paragraph" style:parent-style-name="Heading_20_3" style:list-style-name="WW8Num36">
      <style:paragraph-properties fo:margin-top="0.212cm" fo:margin-bottom="0.212cm" style:contextual-spacing="false"/>
      <style:text-properties fo:font-size="12pt" officeooo:paragraph-rsid="0007071e" style:font-size-asian="12pt" style:font-size-complex="12pt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paragraph-rsid="0007b8cb"/>
    </style:style>
    <style:style style:name="P16" style:family="paragraph" style:parent-style-name="Text_20_body">
      <style:text-properties style:font-name="Arial" officeooo:paragraph-rsid="0007071e"/>
    </style:style>
    <style:style style:name="P17" style:family="paragraph" style:parent-style-name="Text_20_body">
      <style:text-properties style:font-name="Arial" officeooo:rsid="0007071e" officeooo:paragraph-rsid="0007071e"/>
    </style:style>
    <style:style style:name="P18" style:family="paragraph" style:parent-style-name="Text_20_body">
      <style:text-properties style:font-name="Arial1" officeooo:paragraph-rsid="0007071e"/>
    </style:style>
    <style:style style:name="P19" style:family="paragraph" style:parent-style-name="List" style:list-style-name="L1">
      <style:paragraph-properties>
        <style:tab-stops>
          <style:tab-stop style:position="2.54cm"/>
        </style:tab-stops>
      </style:paragraph-properties>
      <style:text-properties style:font-name="Arial" fo:font-weight="normal" officeooo:paragraph-rsid="0007071e" style:font-weight-asian="normal" style:font-weight-complex="normal"/>
    </style:style>
    <style:style style:name="P20" style:family="paragraph" style:parent-style-name="List" style:list-style-name="L1">
      <style:paragraph-properties fo:margin-top="0.212cm" fo:margin-bottom="0.212cm" style:contextual-spacing="false">
        <style:tab-stops>
          <style:tab-stop style:position="2.54cm"/>
        </style:tab-stops>
      </style:paragraph-properties>
      <style:text-properties style:font-name="Arial" fo:font-size="12pt" fo:font-weight="normal" officeooo:paragraph-rsid="0007071e" style:font-size-asian="12pt" style:font-weight-asian="normal" style:font-size-complex="12pt" style:font-weight-complex="normal"/>
    </style:style>
    <style:style style:name="P21" style:family="paragraph" style:parent-style-name="Heading_20_4">
      <style:text-properties style:font-name="Arial1" officeooo:paragraph-rsid="0007071e"/>
    </style:style>
    <style:style style:name="P22" style:family="paragraph" style:parent-style-name="Heading_20_4">
      <style:text-properties style:font-name="Arial1" fo:font-size="12pt" officeooo:paragraph-rsid="0007071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complex="12pt"/>
    </style:style>
    <style:style style:name="T5" style:family="text">
      <style:text-properties style:font-name-asian="Arial" style:font-size-complex="12pt"/>
    </style:style>
    <style:style style:name="T6" style:family="text">
      <style:text-properties fo:font-size="11pt" style:font-name-asian="Arial" style:font-size-asian="11pt" style:font-size-complex="11pt"/>
    </style:style>
    <style:style style:name="T7" style:family="text">
      <style:text-properties style:font-name="Arial" fo:language="es" fo:country="ES" style:font-name-complex="Arial"/>
    </style:style>
    <style:style style:name="T8" style:family="text">
      <style:text-properties style:font-name="Arial" fo:language="es" fo:country="ES" style:font-name-complex="Arial" style:font-size-complex="12pt"/>
    </style:style>
    <style:style style:name="T9" style:family="text">
      <style:text-properties style:font-name="Arial" fo:language="es" fo:country="ES" fo:font-weight="bold" style:font-weight-asian="bold" style:font-name-complex="Arial" style:font-weight-complex="bold"/>
    </style:style>
    <style:style style:name="T10" style:family="text">
      <style:text-properties style:font-name="Arial" fo:language="es" fo:country="ES" style:font-name-asian="Arial" style:font-name-complex="Arial" style:font-size-complex="12pt"/>
    </style:style>
    <style:style style:name="T11" style:family="text">
      <style:text-properties style:font-name="Arial" fo:font-size="11pt" fo:language="es" fo:country="ES" style:font-name-asian="Arial" style:font-size-asian="11pt" style:font-name-complex="Arial" style:font-size-complex="11pt"/>
    </style:style>
    <style:style style:name="T12" style:family="text">
      <style:text-properties officeooo:rsid="0007071e"/>
    </style:style>
    <style:style style:name="T13" style:family="text">
      <style:text-properties officeooo:rsid="0007b8cb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7cm" fo:text-indent="-0.635cm" fo:margin-left="1.2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2cm" fo:text-indent="-0.635cm" fo:margin-left="1.8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92341095345763939" text:style-name="WW8Num36">
        <text:list-item>
          <text:list>
            <text:list-item>
              <text:list>
                <text:list-item>
                  <text:h text:style-name="P12" text:outline-level="3">ANEXO 1. </text:h>
                </text:list-item>
                <text:list-item>
                  <text:h text:style-name="P14" text:outline-level="3">Criterios de Calificación</text:h>
                </text:list-item>
              </text:list>
            </text:list-item>
          </text:list>
        </text:list-item>
      </text:list>
      <text:p text:style-name="P5">En los módulos profesionales (excepto FCT e Integración) del Ciclo formativo de grado medio de<text:span text:style-name="T3"> Sistemas Microinformáticos y Redes se aplicarán los siguientes criterios de calificación: </text:span></text:p>
      <text:p text:style-name="P6"/>
      <text:p text:style-name="P4">Se calificará al alumno mediante notación numérica de 0 a 10. Una Calificación por debajo de 5 indicará que no ha superado las pruebas de esa/s unidad/es didácticas. </text:p>
      <text:p text:style-name="P4">El curso se divide en tres trimestres. La calificación final será la media de la calificación de cada uno de los trimestres.</text:p>
      <text:p text:style-name="P4">Al final de cada trimestre se entregará al alumno la calificación final del mismo que se obtendrá de acuerdo a los siguientes criterios:</text:p>
      <text:list xml:id="list2234173326567961031" text:style-name="L2">
        <text:list-item>
          <text:p text:style-name="P15"><text:span text:style-name="T7">La calificación se obtendrá de tres elementos</text:span></text:p>
          <text:list>
            <text:list-item>
              <text:p text:style-name="P15"><text:span text:style-name="T7">Valoración sobre indicadores de tipo </text:span><text:span text:style-name="T9">actitudinal</text:span><text:span text:style-name="T7"> <text:s/>20 %.</text:span></text:p>
            </text:list-item>
            <text:list-item>
              <text:p text:style-name="P15"><text:span text:style-name="T9">Controles</text:span><text:span text:style-name="T7"> sobre conceptos y </text:span><text:span text:style-name="T9">pruebas prácticas</text:span><text:span text:style-name="T7"> 35%.</text:span></text:p>
            </text:list-item>
            <text:list-item>
              <text:p text:style-name="P15"><text:span text:style-name="T9">Actividades y tareas</text:span><text:span text:style-name="T7"> sobre conceptos y de tipo práctico 45%. </text:span></text:p>
            </text:list-item>
          </text:list>
        </text:list-item>
        <text:list-item>
          <text:p text:style-name="P15"><text:span text:style-name="T7">Las actividades sobre conceptos y las prácticas tendrán un peso distinto en función de su relevancia. </text:span></text:p>
        </text:list-item>
        <text:list-item>
          <text:p text:style-name="P15"><text:span text:style-name="T7">Para tener al menos un 5 sobre 10 en el trimestre:</text:span></text:p>
          <text:list>
            <text:list-item>
              <text:p text:style-name="P15"><text:span text:style-name="T7">Se ha de tener aprobado cada una de las partes (actitudinal, pruebas prácticas y controles y tareas sobre conceptos y prácticas a partir de que se obtiene la calificación del trimestre.</text:span></text:p>
            </text:list-item>
            <text:list-item>
              <text:p text:style-name="P15"><text:span text:style-name="T7">Se han de aprobar todas las pruebas prácticas y todos los controles sobre conceptos.</text:span></text:p>
            </text:list-item>
            <text:list-item>
              <text:p text:style-name="P15"><text:span text:style-name="T7">Se ha de entregar, al menos, un 85% de las tareas sobre conceptos y prácticas.</text:span></text:p>
            </text:list-item>
          </text:list>
        </text:list-item>
        <text:list-item>
          <text:p text:style-name="P15"><text:span text:style-name="T7">Con carácter general, las actividades tendrán un plazo de entrega/corrección. Las entregas realizadas fuera de plazo, si esta posibilidad está contemplada, se penalizarán un 15% en la nota de la actividad.</text:span></text:p>
        </text:list-item>
        <text:list-item>
          <text:p text:style-name="P15"><text:span text:style-name="T7">La calificación obtenida en pruebas de recuperación se penalizará en un 15% a la hora de incluirla en el cálculo de la nota, salvo en el caso de que sea un 5 que se mantendrá en un 5.</text:span></text:p>
        </text:list-item>
        <text:list-item>
          <text:p text:style-name="P15"><text:span text:style-name="T7">Para obtener una calificación final de aprobado se han de aprobar todos los trimestres que componen el curso.</text:span></text:p>
        </text:list-item>
        <text:list-item>
          <text:p text:style-name="P15"><text:span text:style-name="T8">La</text:span><text:span text:style-name="T10"> </text:span><text:span text:style-name="T8">calificación</text:span><text:span text:style-name="T10"> </text:span><text:span text:style-name="T8">que</text:span><text:span text:style-name="T10"> </text:span><text:span text:style-name="T8">aparecerá</text:span><text:span text:style-name="T10"> </text:span><text:span text:style-name="T8">en</text:span><text:span text:style-name="T10"> </text:span><text:span text:style-name="T8">cada</text:span><text:span text:style-name="T10"> </text:span><text:span text:style-name="T8">una</text:span><text:span text:style-name="T10"> </text:span><text:span text:style-name="T8">de</text:span><text:span text:style-name="T10"> </text:span><text:span text:style-name="T8">las</text:span><text:span text:style-name="T10"> </text:span><text:span text:style-name="T8">evaluaciones</text:span><text:span text:style-name="T10"> </text:span><text:span text:style-name="T8">será</text:span><text:span text:style-name="T10"> </text:span><text:span text:style-name="T8">la</text:span><text:span text:style-name="T10"> </text:span><text:span text:style-name="T8">resultante</text:span><text:span text:style-name="T10"> </text:span><text:span text:style-name="T8">de</text:span><text:span text:style-name="T10"> </text:span><text:span text:style-name="T8">aplicar</text:span><text:span text:style-name="T10"> </text:span><text:span text:style-name="T8">los</text:span><text:span text:style-name="T10"> </text:span><text:span text:style-name="T8">correspondiente</text:span><text:span text:style-name="T10"> </text:span><text:span text:style-name="T8">porcentajes</text:span><text:span text:style-name="T10"> </text:span><text:span text:style-name="T8">citados</text:span><text:span text:style-name="T10"> </text:span><text:span text:style-name="T8">al</text:span><text:span text:style-name="T10"> </text:span><text:span text:style-name="T8">principio,</text:span><text:span text:style-name="T10"> </text:span><text:span text:style-name="T8">no</text:span><text:span text:style-name="T10"> </text:span><text:span text:style-name="T8">obstante,</text:span><text:span text:style-name="T10"> </text:span><text:span text:style-name="T8">como</text:span><text:span text:style-name="T10"> </text:span><text:soft-page-break/><text:span text:style-name="T8">esta</text:span><text:span text:style-name="T10"> </text:span><text:span text:style-name="T8">calificación</text:span><text:span text:style-name="T10"> </text:span><text:span text:style-name="T8">debe</text:span><text:span text:style-name="T10"> </text:span><text:span text:style-name="T8">ser</text:span><text:span text:style-name="T10"> </text:span><text:span text:style-name="T8">un</text:span><text:span text:style-name="T10"> </text:span><text:span text:style-name="T8">número</text:span><text:span text:style-name="T10"> </text:span><text:span text:style-name="T8">entero</text:span><text:span text:style-name="T10"> </text:span><text:span text:style-name="T8">del</text:span><text:span text:style-name="T10"> </text:span><text:span text:style-name="T8">1</text:span><text:span text:style-name="T10"> </text:span><text:span text:style-name="T8">al</text:span><text:span text:style-name="T10"> </text:span><text:span text:style-name="T8">10,</text:span><text:span text:style-name="T10"> </text:span><text:span text:style-name="T8">la</text:span><text:span text:style-name="T10"> </text:span><text:span text:style-name="T8">nota</text:span><text:span text:style-name="T10"> </text:span><text:span text:style-name="T8">obtenida</text:span><text:span text:style-name="T10"> </text:span><text:span text:style-name="T8">será</text:span><text:span text:style-name="T10"> </text:span><text:span text:style-name="T8">redondeada</text:span><text:span text:style-name="T10"> </text:span><text:span text:style-name="T8">al</text:span><text:span text:style-name="T10"> </text:span><text:span text:style-name="T8">entero</text:span><text:span text:style-name="T10"> </text:span><text:span text:style-name="T8">más</text:span><text:span text:style-name="T10"> </text:span><text:span text:style-name="T8">próximo,</text:span><text:span text:style-name="T10"> </text:span><text:span text:style-name="T8">excepto</text:span><text:span text:style-name="T10"> </text:span><text:span text:style-name="T8">si</text:span><text:span text:style-name="T10"> </text:span><text:span text:style-name="T8">se</text:span><text:span text:style-name="T10"> </text:span><text:span text:style-name="T8">encuentra</text:span><text:span text:style-name="T10"> </text:span><text:span text:style-name="T8">entre</text:span><text:span text:style-name="T10"> </text:span><text:span text:style-name="T8">4.50</text:span><text:span text:style-name="T10"> </text:span><text:span text:style-name="T8">y</text:span><text:span text:style-name="T10"> </text:span><text:span text:style-name="T8">4.99</text:span><text:span text:style-name="T10"> </text:span><text:span text:style-name="T8">que</text:span><text:span text:style-name="T10"> </text:span><text:span text:style-name="T8">se</text:span><text:span text:style-name="T10"> </text:span><text:span text:style-name="T8">considerará</text:span><text:span text:style-name="T10"> </text:span><text:span text:style-name="T8">un</text:span><text:span text:style-name="T10"> </text:span><text:span text:style-name="T8">4.</text:span><text:span text:style-name="T11"> </text:span></text:p>
        </text:list-item>
      </text:list>
      <text:h text:style-name="P11" text:outline-level="3">Contenidos mínimos y criterios de recuperación</text:h>
      <text:p text:style-name="P16">No existirá el concepto de “recuperación” en el sentido de que existan exámenes específicos cuando no se superen unidades anteriores. Se hará una evaluación continua y personalizada, que permite evaluar al alumno todos los contenidos. </text:p>
      <text:p text:style-name="P16"><text:span text:style-name="T12">Con carácter excepcional</text:span> se <text:span text:style-name="T12">podrán realizar</text:span>, de cada unidad pruebas de recuperación que consistirán en pruebas sobre conceptos, pruebas con supuestos prácticos y pruebas prácticas de la unidad. Superar dichas pruebas no supone “aprobar la unidad”. La superación de los contenidos mínimos estará condicionada a la realización de todas las actividades que incluye el módulo para cada unidad de trabajo.</text:p>
      <text:p text:style-name="P17">También, con carácter excepcional se podrán realizar pruebas de recuperación trimestrales.</text:p>
      <text:p text:style-name="P16">Se considerará que el alumno supera el módulo y por tanto ha alcanzado los contenidos mínimos cuando de resultado de baremar a través del Cuaderno de Aula, siguiendo los criterios previamente establecidos, los diferentes contenidos que componen las unidades de trabajo del módulo el alumno obtiene una nota superior o igual a 5.</text:p>
      <text:p text:style-name="P16">El contenido mínimo significa que el alumno tiene un conocimiento básico del contenido a evaluar, aunque no tenga la soltura suficiente para tomar decisiones sobre nuevas tareas. <text:s/>El criterio de las notas de evaluación sobre los contenidos se ha explicado en el apartado sobre criterios de evaluación.</text:p>
      <text:h text:style-name="P11" text:outline-level="3">Pérdida de la evaluación continua</text:h>
      <text:p text:style-name="P7">La inasistencia reiterada a clase de forma que el alumno acumule más de un 15% de faltas sobre el total de horas del módulo supondrá la pérdida automática del derecho de evaluación continua.</text:p>
      <text:h text:style-name="P21" text:outline-level="4"/>
      <text:h text:style-name="P22" text:outline-level="4">Procedimiento de notificación de la pérdida de la evaluación continua</text:h>
      <text:p text:style-name="P7"/>
      <text:p text:style-name="P7">Al alumno se le notificará por escrito, con acuse de recibo, cuando acumule un 5% de faltas y posteriormente cuando acumule un 10% de las faltas. </text:p>
      <text:p text:style-name="P7">Cuando el alumno acumule un 15% de faltas sobre el total de horas del módulo se le comunicará de la misma forma la pérdida de la evaluación continua</text:p>
      <text:h text:style-name="P21" text:outline-level="4"/>
      <text:h text:style-name="P22" text:outline-level="4">Sistemas e instrumentos de evaluación para los alumnos que han perdido el derecho a la evaluación continua</text:h>
      <text:p text:style-name="P8"/>
      <text:p text:style-name="P8">En el caso de pérdida de evaluación continua por los criterios establecidos en la <text:soft-page-break/>concreción curricular del ciclo, los alumnos con pérdida de la evaluación continua realizarán en fechas acordadas en el Departamento y comunicadas a los alumnos afectados las siguientes pruebas:</text:p>
      <text:p text:style-name="P9"/>
      <text:list xml:id="list7164234660786501290" text:style-name="L1">
        <text:list-item>
          <text:p text:style-name="P19">Prueba escrita sobre contenidos del módulo. Incluirá preguntas sobre conceptos y supuestos prácticos. Tendrá carácter <text:s/>eliminatorio y el alumno para aprobar debe sacar un mínimo de un 6 sobre 10. </text:p>
        </text:list-item>
        <text:list-item>
          <text:p text:style-name="P20">Prueba práctica para evaluar contenidos procedimentales, delante del ordenador. El alumno deberá, además de realizar la prueba, contestar a preguntas realizadas por el profesor sobre la misma y realizar posibles modificaciones y cambios a solicitud del profesor. Para aprobar el alumno debe sacar un mínimo de un 6 sobre 10. </text:p>
        </text:list-item>
      </text:list>
      <text:list xml:id="list255434622" text:continue-list="list5692341095345763939" text:style-name="WW8Num36">
        <text:list-item>
          <text:list>
            <text:list-item>
              <text:list>
                <text:list-item>
                  <text:h text:style-name="P13" text:outline-level="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, 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WW-Cuerpo_20_de_20_texto" style:default-outline-level="3" style:class="text">
      <style:paragraph-properties fo:margin-left="1.27cm" fo:margin-right="0cm" fo:margin-top="0.423cm" fo:margin-bottom="0.212cm" style:contextual-spacing="false" fo:line-height="115%" fo:text-indent="-1.27cm" style:auto-text-indent="false" fo:keep-with-next="always"/>
      <style:text-properties style:font-name="Arial" fo:font-size="14pt" fo:language="es" fo:country="ES" fo:font-weight="bold" style:font-name-asian="Droid Sans Fallback" style:font-size-asian="14pt" style:language-asian="zh" style:country-asian="CN" style:font-weight-asian="bold" style:font-name-complex="Lohit Hindi2" style:font-size-complex="14pt" style:language-complex="hi" style:country-complex="IN" style:font-weight-complex="bold"/>
    </style:style>
    <style:style style:name="WW-Cuerpo_20_de_20_texto" style:display-name="WW-Cuerpo de texto" style:family="paragraph" style:parent-style-name="Standard">
      <style:paragraph-properties fo:margin-top="0cm" fo:margin-bottom="0.212cm" style:contextual-spacing="false" style:line-height-at-least="0.635cm"/>
      <style:text-properties style:font-name="Arial" fo:language="es" fo:country="ES" style:font-name-asian="Droid Sans Fallback" style:language-asian="zh" style:country-asian="CN" style:font-name-complex="Lohit Hindi2" style:font-size-complex="12pt" style:language-complex="hi" style:country-complex="IN"/>
    </style:style>
    <style:style style:name="Heading_20_2" style:display-name="Heading 2" style:family="paragraph" style:parent-style-name="Header" style:next-style-name="WW-Cuerpo_20_de_20_texto" style:default-outline-level="2" style:class="text">
      <style:paragraph-properties fo:margin-top="0.423cm" fo:margin-bottom="0.212cm" style:contextual-spacing="false" fo:line-height="115%" fo:keep-with-next="always"/>
      <style:text-properties style:font-name="Arial" fo:font-size="14pt" fo:language="es" fo:country="ES" fo:font-style="italic" fo:font-weight="bold" style:font-name-asian="Droid Sans Fallback" style:font-size-asian="14pt" style:language-asian="zh" style:country-asian="CN" style:font-style-asian="italic" style:font-weight-asian="bold" style:font-name-complex="Lohit Hindi2" style:font-size-complex="14pt" style:language-complex="hi" style:country-complex="IN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er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8Num52z0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2z0" style:family="text">
      <style:text-properties style:font-name="Wingdings 2" style:font-name-complex="Wingdings 2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52z0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, 'Arial Unicode MS'"/>
      </text:list-level-style-bullet>
      <text:list-level-style-bullet text:level="4" text:style-name="WW8Num2z3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, 'Arial Unicode MS'"/>
      </text:list-level-style-bullet>
      <text:list-level-style-bullet text:level="7" text:style-name="WW8Num2z3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1" style:family="table">
      <style:table-properties style:width="17.036cm" fo:margin-left="-0.035cm" table:align="left" style:writing-mode="lr-tb"/>
    </style:style>
    <style:style style:name="Tabla21.A" style:family="table-column">
      <style:table-column-properties style:column-width="2.344cm"/>
    </style:style>
    <style:style style:name="Tabla21.B" style:family="table-column">
      <style:table-column-properties style:column-width="14.691cm"/>
    </style:style>
    <style:style style:name="Tabla21.1" style:family="table-row">
      <style:table-row-properties style:min-row-height="1.662cm" fo:keep-together="always"/>
    </style:style>
    <style:style style:name="Tabla21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a21.B1" style:family="table-cell">
      <style:table-cell-properties style:vertical-align="top" fo:padding-left="0.018cm" fo:padding-right="0.018cm" fo:padding-top="0cm" fo:padding-bottom="0cm" fo:border="1pt solid #000000" style:writing-mode="lr-tb"/>
    </style:style>
    <style:style style:name="MP1" style:family="paragraph" style:parent-style-name="Table_20_Contents">
      <style:text-properties fo:language="es" fo:country="ES" style:language-asian="zxx" style:country-asian="none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language="es" fo:country="ES" style:font-size-asian="10pt" style:font-name-complex="Ari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officeooo:rsid="0007b8cb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1" table:style-name="Tabla21">
          <table:table-column table:style-name="Tabla21.A"/>
          <table:table-column table:style-name="Tabla21.B"/>
          <table:table-row table:style-name="Tabla21.1">
            <table:table-cell table:style-name="Tabla21.A1" office:value-type="string">
              <text:p text:style-name="MP1"><draw:frame draw:style-name="Mfr1" draw:name="Picture" text:anchor-type="as-char" svg:width="1.91cm" svg:height="1.602cm" draw:z-index="2"><draw:image xlink:href="Pictures/100000000000006F0000005D77C8794E.png" xlink:type="simple" xlink:show="embed" xlink:actuate="onLoad"/></draw:frame></text:p>
            </table:table-cell>
            <table:table-cell table:style-name="Tabla21.B1" office:value-type="string">
              <text:p text:style-name="MP2">IES HARÍA. DEPARTAMENTO DE INFORMÁTICA</text:p>
              <text:p text:style-name="MP3"><text:span text:style-name="MT1">Ciclo formativo:</text:span> Sistemas Microinformáticos y Redes</text:p>
              <text:p text:style-name="MP3"><text:span text:style-name="MT1">Módulos profesionales: </text:span><text:span text:style-name="MT2">criterios de calificación</text:span></text:p>
              <text:p text:style-name="MP3"><text:span text:style-name="MT1">Curso: </text:span>201<text:span text:style-name="MT3">3</text:span>-1<text:span text:style-name="MT3">4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0-23T01:59:24</meta:creation-date>
    <dc:date>2013-09-13T04:24:43</dc:date>
    <dc:creator>ivan </dc:creator>
    <meta:editing-duration>P0D</meta:editing-duration>
    <meta:editing-cycles>3</meta:editing-cycles>
    <meta:generator>LibreOffice/4.0.2.2$Linux_x86 LibreOffice_project/400m0$Build-2</meta:generator>
    <meta:document-statistic meta:table-count="1" meta:image-count="1" meta:object-count="0" meta:page-count="3" meta:paragraph-count="39" meta:word-count="853" meta:character-count="5251" meta:non-whitespace-character-count="4438"/>
  </office:meta>
</office:document-meta>
</file>